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8.435cm"/>
    </style:style>
    <style:style style:name="co5" style:family="table-column">
      <style:table-column-properties fo:break-before="auto" style:column-width="9.216cm"/>
    </style:style>
    <style:style style:name="co6" style:family="table-column">
      <style:table-column-properties fo:break-before="auto" style:column-width="5.44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2.817cm" fo:break-before="auto" style:use-optimal-row-height="fals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2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wrap-option="wrap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>
            <text:p>Fichier JS</text:p>
          </table:table-cell>
          <table:table-cell table:style-name="ce1" office:value-type="string">
            <text:p>Ligne de code testées</text:p>
          </table:table-cell>
          <table:table-cell table:style-name="ce1" office:value-type="string">
            <text:p>Fonction testée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mment vérifier le résultat escompté</text:p>
          </table:table-cell>
          <table:table-cell table:style-name="ce1" office:value-type="string">
            <text:p>Problème potentielles</text:p>
          </table:table-cell>
        </table:table-row>
        <table:table-row table:style-name="ro4">
          <table:table-cell table:style-name="ce2" office:value-type="string">
            <text:p>productList.js</text:p>
          </table:table-cell>
          <table:table-cell table:style-name="ce2" office:value-type="string">
            <text:p>16 à 29</text:p>
          </table:table-cell>
          <table:table-cell table:style-name="ce2" office:value-type="string">
            <text:p>displayElement</text:p>
          </table:table-cell>
          <table:table-cell table:style-name="ce4" office:value-type="string">
            <text:p>la fonction doit retourner chaque item de l'API de façon séparé dans des balises type &lt;card&gt; de bootstrap</text:p>
          </table:table-cell>
          <table:table-cell table:style-name="ce4" office:value-type="string">
            <text:p>Peu importe le nombre d'éléments item, la page d'accueil doit être responsive et claire.</text:p>
          </table:table-cell>
          <table:table-cell table:style-name="ce4" office:value-type="string">
            <text:p>Le fetch de l'API peut mal se passer ou le server node peut ne pas être lancé → .catch erreur chargement de l'API</text:p>
          </table:table-cell>
        </table:table-row>
        <table:table-row table:style-name="ro5">
          <table:table-cell table:style-name="ce2" office:value-type="string">
            <text:p>product__page.js</text:p>
          </table:table-cell>
          <table:table-cell table:style-name="ce2" office:value-type="string">
            <text:p>32 à 43</text:p>
          </table:table-cell>
          <table:table-cell table:style-name="ce2" office:value-type="string">
            <text:p>addPanier</text:p>
          </table:table-cell>
          <table:table-cell table:style-name="ce4" office:value-type="string">
            <text:p>la fonction doit push dans le localStorage le produit au clic du bouton  mettre dans le panier </text:p>
          </table:table-cell>
          <table:table-cell table:style-name="ce4" office:value-type="string">
            <text:p>Dans Inspecter puis dans Application et enfin dans  Local Storage doit apparaître un élément userPanier contenant : productId, productPrice et option.</text:p>
          </table:table-cell>
          <table:table-cell table:style-name="ce4" office:value-type="string">
            <text:p>- Le produit n'est pas ajouté au <text:s/>localStorage → le message de validation dans la console et en alerte n’apparaîtra pas </text:p>
            <text:p>- L'utilisateur ne choisis pas d'option → Alerte pour lui faire remarquer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76 à 86</text:p>
          </table:table-cell>
          <table:table-cell table:style-name="ce2" office:value-type="string">
            <text:p>tableCreator</text:p>
          </table:table-cell>
          <table:table-cell table:style-name="ce4" office:value-type="string">
            <text:p>la fonction retourne la création d'une ligne du tableau  basket  contenant 3 cellules : <text:s/>le nom du produit, son option et son prix</text:p>
          </table:table-cell>
          <table:table-cell table:style-name="ce4" office:value-type="string">
            <text:p>Si le  fetch du localStorage s'est bien passé alors dans le console se trouve le log du produit </text:p>
          </table:table-cell>
          <table:table-cell table:style-name="ce4" office:value-type="string">
            <text:p>Le localStorage pourrait ne pas avoir été fetch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88 à 99</text:p>
          </table:table-cell>
          <table:table-cell table:style-name="ce2" office:value-type="string">
            <text:p>sumTable</text:p>
          </table:table-cell>
          <table:table-cell table:style-name="ce4" office:value-type="string">
            <text:p>La fonction retourne dans la dernière cellule du tableau la somme de tout les productPrice divisé par 100 pour les remettre à leurs valeurs initiales</text:p>
          </table:table-cell>
          <table:table-cell table:style-name="ce4" office:value-type="string">
            <text:p>En vérifiant le résultat sur différents produits.</text:p>
          </table:table-cell>
          <table:table-cell table:style-name="ce4" office:value-type="string">
            <text:p>Le productPrice pourrait ne pas être renseigné ou pas fetch.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101 à 110</text:p>
          </table:table-cell>
          <table:table-cell table:style-name="ce2" office:value-type="string">
            <text:p>clearPanier</text:p>
          </table:table-cell>
          <table:table-cell table:style-name="ce4" office:value-type="string">
            <text:p>Le localStorage est supprimer et la page affiche le message « Votre panier est vide pour le moment.</text:p>
          </table:table-cell>
          <table:table-cell table:style-name="ce4" office:value-type="string">
            <text:p>Voir si le localStorage est vide après appui sur le bouton</text:p>
          </table:table-cell>
          <table:table-cell table:style-name="ce4" office:value-type="string">
            <text:p>L'utilisateur appui sans le vouloir sur le bouton</text:p>
          </table:table-cell>
        </table:table-row>
        <table:table-row table:style-name="ro7">
          <table:table-cell table:style-name="ce2" office:value-type="string">
            <text:p>panier.js</text:p>
          </table:table-cell>
          <table:table-cell table:style-name="ce2" office:value-type="string">
            <text:p>113 à 186</text:p>
          </table:table-cell>
          <table:table-cell table:style-name="ce2" office:value-type="string">
            <text:p>checkInput</text:p>
          </table:table-cell>
          <table:table-cell table:style-name="ce4" office:value-type="string">
            <text:p>Cette fonction Regex permet la vérification des informations inscrit dans les formulaires nom, prenom, mail, adresse, adresseComp, ville et mail. On obtient donc une adresse mail bien formaté (<text:a xlink:href="mailto:exemple@mail.fr">exemple@mail.fr</text:a>)</text:p>
          </table:table-cell>
          <table:table-cell table:style-name="ce4" office:value-type="string">
            <text:p>Si un des formulaires obligatoire est mal rempli ou tout simplement vide, une alerte apparaît pour indiquer quel formulaire pose soucis. Un console log indique aussi quel formulaire sont aussi validés.</text:p>
          </table:table-cell>
          <table:table-cell table:style-name="ce4" office:value-type="string">
            <text:p>L'utilisateur oublie de remplir un champs ou le rempli mal</text:p>
          </table:table-cell>
        </table:table-row>
        <table:table-row table:style-name="ro6" table:number-rows-repeated="2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1">01/02/2021</text:date>, <text:time>21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ia Beausoleil</meta:initial-creator>
    <meta:creation-date>2021-01-22T16:33:48.34</meta:creation-date>
    <dc:date>2021-02-01T21:39:22.14</dc:date>
    <dc:creator>Sylvia Beausoleil</dc:creator>
    <meta:editing-duration>PT12H56M31S</meta:editing-duration>
    <meta:editing-cycles>11</meta:editing-cycles>
    <meta:generator>OpenOffice/4.1.7$Win32 OpenOffice.org_project/417m1$Build-9800</meta:generator>
    <meta:document-statistic meta:table-count="3" meta:cell-count="42" meta:object-count="0"/>
  </office:meta>
</office:document-meta>
</file>